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bf85e" officeooo:paragraph-rsid="000bf85e"/>
    </style:style>
    <style:style style:name="P2" style:family="paragraph" style:parent-style-name="Standard">
      <style:paragraph-properties fo:text-align="start" style:justify-single-word="false"/>
      <style:text-properties officeooo:rsid="000bf85e" officeooo:paragraph-rsid="000bf85e"/>
    </style:style>
    <style:style style:name="P3" style:family="paragraph" style:parent-style-name="Standard">
      <style:paragraph-properties fo:text-align="start" style:justify-single-word="false"/>
      <style:text-properties officeooo:rsid="000dec97" officeooo:paragraph-rsid="000ecbc8"/>
    </style:style>
    <style:style style:name="P4" style:family="paragraph" style:parent-style-name="Standard">
      <style:paragraph-properties fo:text-align="start" style:justify-single-word="false"/>
      <style:text-properties officeooo:rsid="00112b98" officeooo:paragraph-rsid="00112b98"/>
    </style:style>
    <style:style style:name="T1" style:family="text">
      <style:text-properties officeooo:rsid="000dec97"/>
    </style:style>
    <style:style style:name="T2" style:family="text">
      <style:text-properties officeooo:rsid="000ecbc8"/>
    </style:style>
    <style:style style:name="T3" style:family="text">
      <style:text-properties officeooo:rsid="0011be06"/>
    </style:style>
    <style:style style:name="T4" style:family="text">
      <style:text-properties officeooo:rsid="001b54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 Drive robots</text:p>
      <text:p text:style-name="P2"><text:span text:style-name="T1">A </text:span>direct-drive (DD) robot [1] forgoes the use of a gear,belt, chain, or other reduction to amplify its motor’s effective torque production.</text:p>
      <text:p text:style-name="P3">Advantages of using dd robots are <text:span text:style-name="T2">that </text:span>DD actuation benefits robotics applications by avoiding backlash, achieving high mechanical stiffness, and mitigating reflected inertia of the motor and coulomb and viscous friction in the gearbox so that motor dynamics can be more quickly and easily influenced by external forces acting on the leg ; mechanical robustness, since there are no gears to protect from impulses. <text:span text:style-name="T4">Allow free elongation of the springs as they do not require any gear system and are brushless.</text:span></text:p>
      <text:p text:style-name="P3"/>
      <text:p text:style-name="P4">Now talking about some disadvantages ~</text:p>
      <text:p text:style-name="P4">Without a gearbox to amplify the output torque and decrease the output speed, DD motors must operate in high-torque, low-speed regimes where Joule heating is significant. This means that the actuators must mostly operate far from both their peak power and peak efficiency, which both occur much closer to no-load speed .<text:span text:style-name="T3">Another factor discouraging the use of DD’s is that they are not cost efficient and the they are not as abundant as normal gear system mo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7:19:34.126713154</meta:creation-date>
    <dc:date>2019-05-23T11:23:58.392219753</dc:date>
    <meta:editing-duration>PT1H48M37S</meta:editing-duration>
    <meta:editing-cycles>4</meta:editing-cycles>
    <meta:generator>LibreOffice/6.0.7.3$Linux_X86_64 LibreOffice_project/00m0$Build-3</meta:generator>
    <meta:document-statistic meta:table-count="0" meta:image-count="0" meta:object-count="0" meta:page-count="1" meta:paragraph-count="5" meta:word-count="189" meta:character-count="1166" meta:non-whitespace-character-count="982"/>
  </office:meta>
</office:document-meta>
</file>